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50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7.764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15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/>
    </style:style>
    <style:style style:name="ce2" style:family="table-cell" style:parent-style-name="Default">
      <style:table-cell-properties fo:background-color="#ffcc99"/>
    </style:style>
    <style:style style:name="ce3" style:family="table-cell" style:parent-style-name="Default">
      <style:table-cell-properties fo:background-color="#aecf00"/>
      <style:text-properties style:use-window-font-color="tru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table table:name="Contrôleu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Statut</text:p>
          </table:table-cell>
          <table:table-cell table:style-name="Heading1" office:value-type="string">
            <text:p>Remarq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ActionscandidatsPersonn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ctionsinsertion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Adressesfoyer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modifier les adresses dans la plage de dates ?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Aidesdirect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Apr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Apre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3">
          <table:table-cell table:style-name="ce1" office:value-type="string">
            <text:p>Avispcgdroitsrsa</text:p>
          </table:table-cell>
          <table:table-cell table:style-name="ce1" office:value-type="string">
            <text:p>OK</text:p>
          </table:table-cell>
          <table:table-cell table:style-name="ce1"/>
          <table:table-cell table:style-name="ce4" table:number-columns-repeated="1021"/>
        </table:table-row>
        <table:table-row table:style-name="ro2">
          <table:table-cell table:style-name="ce2" office:value-type="string">
            <text:p>Bilansparcour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2">
          <table:table-cell table:style-name="ce2" office:value-type="string">
            <text:p>Cers93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ntratsinsertion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i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OK</text:p>
          </table:table-cell>
          <table:table-cell table:style-name="ce1"/>
          <table:table-cell table:style-name="ce4" table:number-columns-repeated="1021"/>
        </table:table-row>
        <table:table-row table:style-name="ro2">
          <table:table-cell table:style-name="ce2" office:value-type="string">
            <text:p>Decisionsdossier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style-name="ce4" table:number-columns-repeated="1021"/>
        </table:table-row>
        <table:table-row table:style-name="ro1">
          <table:table-cell table:style-name="ce1" office:value-type="string">
            <text:p>Decisionspersonnespcgs66</text:p>
          </table:table-cell>
          <table:table-cell table:style-name="ce1" office:value-type="string">
            <text:p>OK</text:p>
          </table:table-cell>
          <table:table-cell table:style-name="ce1"/>
          <table:table-cell table:style-name="ce4" table:number-columns-repeated="1021"/>
        </table:table-row>
        <table:table-row table:style-name="ro1">
          <table:table-cell table:style-name="ce1" office:value-type="string">
            <text:p>Decisionstraitementspcgs66</text:p>
          </table:table-cell>
          <table:table-cell table:style-name="ce1" office:value-type="string">
            <text:p>OK</text:p>
          </table:table-cell>
          <table:table-cell table:style-name="ce1"/>
          <table:table-cell table:style-name="ce4" table:number-columns-repeated="1021"/>
        </table:table-row>
        <table:table-row table:style-name="ro2">
          <table:table-cell table:style-name="ce1" office:value-type="string">
            <text:p>Detailsdroitsrsa</text:p>
          </table:table-cell>
          <table:table-cell table:style-name="ce1" office:value-type="string">
            <text:p>OK</text:p>
          </table:table-cell>
          <table:table-cell table:style-name="ce1"/>
          <table:table-cell table:style-name="ce4" table:number-columns-repeated="1021"/>
        </table:table-row>
        <table:table-row table:style-name="ro1">
          <table:table-cell table:style-name="ce1" office:value-type="string">
            <text:p>Dossier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Dossier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Dossierssimplifi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Dsp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ntretien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Evenement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Fichiersmodul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? Vérifier ?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Gestionsanomaliesbdds</text:p>
          </table:table-cell>
          <table:table-cell table:style-name="ce3" office:value-type="string">
            <text:p>OK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>
            <text:p>Grossesses</text:p>
          </table:table-cell>
          <table:table-cell table:style-name="ce3" office:value-type="string">
            <text:p>OK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1" office:value-type="string">
            <text:p>Historiquesep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Histoschoixcers93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Indu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Informationseti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Infosagricol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Infoscomplementair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Infosfinancier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Manifestationsbilansparcour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emo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Modescontact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Orientsstruct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Personne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Personnespcgs66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PersonnesReferent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Prestsform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Proposdecisionscers66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Proposorientationscovs58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Propospdo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cour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3">
          <table:table-cell table:style-name="ce1" office:value-type="string">
            <text:p>Relancesapr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Rendezvous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, rechercher la liste des rendez-vous dans la plage de dates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orientationseps93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, index_encours -&gt; actions edit et delete (Default2) ... une cohorte en même temp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Ressource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Signalementseps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Situationsdossiersrsa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Suivisinsertion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1" office:value-type="string">
            <text:p>Suivisinstruction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>
            <text:p>Suspensionscuis66</text:p>
          </table:table-cell>
          <table:table-cell table:style-name="ce1" office:value-type="string">
            <text:p>OK</text:p>
          </table:table-cell>
          <table:table-cell table:style-name="ce1"/>
          <table:table-cell table:number-columns-repeated="1021"/>
        </table:table-row>
        <table:table-row table:style-name="ro2">
          <table:table-cell table:style-name="ce2" office:value-type="string">
            <text:p>Traitementspcgs66</text:p>
          </table:table-cell>
          <table:table-cell table:style-name="ce2" office:value-type="string">
            <text:p>Partiel</text:p>
          </table:table-cell>
          <table:table-cell table:style-name="ce2" office:value-type="string">
            <text:p>Reste ajax, Fichiermodule</text:p>
          </table:table-cell>
          <table:table-cell table:number-columns-repeated="1021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ons" table:style-name="ta1"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20" table:default-cell-style-name="Default"/>
        <table:table-row table:style-name="ro1">
          <table:table-cell table:style-name="Heading1" office:value-type="string">
            <text:p>Contrôleur</text:p>
          </table:table-cell>
          <table:table-cell table:style-name="Heading1" office:value-type="string">
            <text:p>Action</text:p>
          </table:table-cell>
          <table:table-cell table:style-name="Heading1" office:value-type="string">
            <text:p>Type CRUD</text:p>
          </table:table-cell>
          <table:table-cell table:style-name="Heading1" office:value-type="string">
            <text:p>Remarque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compagnementscui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par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referen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reffon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ActionscandidatsPersonn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indexparam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mail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printFiche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ctionscandidatsPersonn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Actionsinsertion</text:p>
          </table:table-cell>
          <table:table-cell table:style-name="ce1" office:value-type="string">
            <text:p>index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1" office:value-type="string">
            <text:p>Actionsinsertion</text:p>
          </table:table-cell>
          <table:table-cell table:style-name="ce1" office:value-type="string">
            <text:p>edit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Adressesfoyer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Adressesfoyer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Suivant les dates 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Adressesfoy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dressesfoyer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style-name="ce4" table:number-columns-repeated="1020"/>
        </table:table-row>
        <table:table-row table:style-name="ro3">
          <table:table-cell table:style-name="ce1" office:value-type="string">
            <text:p>Aidesdirectes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style-name="ce4" table:number-columns-repeated="1020"/>
        </table:table-row>
        <table:table-row table:style-name="ro3">
          <table:table-cell table:style-name="ce1" office:value-type="string">
            <text:p>Aidesdirectes</text:p>
          </table:table-cell>
          <table:table-cell table:style-name="ce1" office:value-type="string">
            <text:p>edit</text:p>
          </table:table-cell>
          <table:table-cell table:style-name="ce1" table:number-columns-repeated="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actpro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formpermfimo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formquali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ajaxtiersprestapermisb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Apr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indexparams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ajaxpiece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Apre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indexparams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maillink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notifications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Apres66</text:p>
          </table:table-cell>
          <table:table-cell table:style-name="ce1" office:value-type="string">
            <text:p>view66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3">
          <table:table-cell table:style-name="ce1" office:value-type="string">
            <text:p>Avispcgdroitsrsa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3">
          <table:table-cell table:style-name="ce1" office:value-type="string">
            <text:p>Avispcgdroitsrsa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Bilansparcour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Bilansparcour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2" office:value-type="string">
            <text:p>Bilansparcours66</text:p>
          </table:table-cell>
          <table:table-cell table:style-name="ce2" office:value-type="string">
            <text:p>ajaxstruc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Bilansparcour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2" office:value-type="string">
            <text:p>Bilansparcour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Bilansparcour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style-name="ce4"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ers93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ers93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impressionDeci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indexparam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signature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ers93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action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ref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ficheliaisoncer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ontratsinsertion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notifbenef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notification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notificationsop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reconductionCERPlus55An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valider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validerparticulier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validersimple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ontratsinsertion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Cui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indexparam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valider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Cui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 office:value-type="string">
            <text:p>Pas de vue en fait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decisioncui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cuis66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ecisionsdossier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ecisionsdossier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ecisionsdossierspcgs66</text:p>
          </table:table-cell>
          <table:table-cell table:style-name="ce2" office:value-type="string">
            <text:p>ajaxproposition</text:p>
          </table:table-cell>
          <table:table-cell table:style-name="ce2" office:value-type="string">
            <text:p>view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avistechnique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decisionproposition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ecisionsdossier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ecisionsdossier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transmitop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validation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cisionsdossierspcg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decisionproposit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personnespcg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traitement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traitement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Decisionstraitementspcg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etailsdroitsrsa</text:p>
          </table:table-cell>
          <table:table-cell table:style-name="ce1" office:value-type="string">
            <text:p>index</text:p>
          </table:table-cell>
          <table:table-cell table:style-name="ce1" table:number-columns-repeated="2"/>
          <table:table-cell table:style-name="ce4" table:number-columns-repeated="1020"/>
        </table:table-row>
        <table:table-row table:style-name="ro1">
          <table:table-cell table:style-name="ce1" office:value-type="string">
            <text:p>Dossier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ossierspcgs66</text:p>
          </table:table-cell>
          <table:table-cell table:style-name="ce2" office:value-type="string">
            <text:p>ajaxetatpdo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ossier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ossier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ossierspcg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ossier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ossier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ossier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Dossierspcg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pcg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exportcsv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lelink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findPersonne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En faire une fonction protégée 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histo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Dsps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?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revertTo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view_diff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sps</text:p>
          </table:table-cell>
          <table:table-cell table:style-name="ce1" office:value-type="string">
            <text:p>view_rev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Dossierssimplifi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action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Entretien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ntretien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Evenement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Fichiersmodule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Id et modèle indirect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Gestionsanomaliesbdds</text:p>
          </table:table-cell>
          <table:table-cell table:style-name="ce1" office:value-type="string">
            <text:p>foyer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Gestionsanomaliesbdd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Gestionsanomaliesbdds</text:p>
          </table:table-cell>
          <table:table-cell table:style-name="ce1" office:value-type="string">
            <text:p>personnes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Grossess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Grossess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Historiquesep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Historiqueseps</text:p>
          </table:table-cell>
          <table:table-cell table:style-name="ce1" office:value-type="string">
            <text:p>view_passage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Histoschoixcers93</text:p>
          </table:table-cell>
          <table:table-cell table:style-name="ce1" office:value-type="string">
            <text:p>attdecisioncg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Histoschoixcers93</text:p>
          </table:table-cell>
          <table:table-cell table:style-name="ce1" office:value-type="string">
            <text:p>attdecisioncpdv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Histoschoixcers93</text:p>
          </table:table-cell>
          <table:table-cell table:style-name="ce1" office:value-type="string">
            <text:p>aviscadre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Histoschoixcers93</text:p>
          </table:table-cell>
          <table:table-cell table:style-name="ce1" office:value-type="string">
            <text:p>premierelecture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Histoschoixcers93</text:p>
          </table:table-cell>
          <table:table-cell table:style-name="ce1" office:value-type="string">
            <text:p>secondelecture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du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du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rmationseti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rmationseti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agricol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agricol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complementair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financieres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financier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financieres</text:p>
          </table:table-cell>
          <table:table-cell table:style-name="ce1" office:value-type="string">
            <text:p>indexdossier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Infosfinancier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anifestationsbilansparcour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anifestationsbilansparcour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anifestationsbilansparcour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anifestationsbilansparcour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anifestationsbilansparcour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anifestationsbilansparcour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anifestationsbilansparcours66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anifestationsbilansparcour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anifestationsbilansparcour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Memo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Memo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odescontact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odescontact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odescontact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Modescontact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Orientsstruct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Orientsstructs</text:p>
          </table:table-cell>
          <table:table-cell table:style-name="ce1" office:value-type="string">
            <text:p>printChangementReferen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gedooo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eriodesimmersion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ersonne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pcg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pcg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cloturer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filelink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ersonnesReferent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ersonnesReferent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Prestsform</text:p>
          </table:table-cell>
          <table:table-cell table:style-name="ce1" office:value-type="string">
            <text:p>add</text:p>
          </table:table-cell>
          <table:table-cell table:style-name="ce1" table:number-columns-repeated="2"/>
          <table:table-cell table:number-columns-repeated="1020"/>
        </table:table-row>
        <table:table-row table:style-name="ro3">
          <table:table-cell table:style-name="ce1" office:value-type="string">
            <text:p>Prestsform</text:p>
          </table:table-cell>
          <table:table-cell table:style-name="ce1" office:value-type="string">
            <text:p>edit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ajaxref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ajaxstruct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contratsinsertioncovs58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ers66</text:p>
          </table:table-cell>
          <table:table-cell table:style-name="ce1" office:value-type="string">
            <text:p>proposition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ers66</text:p>
          </table:table-cell>
          <table:table-cell table:style-name="ce1" office:value-type="string">
            <text:p>propositionparticulier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ers66</text:p>
          </table:table-cell>
          <table:table-cell table:style-name="ce1" office:value-type="string">
            <text:p>propositionsimple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notifelucui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decisionscuis66</text:p>
          </table:table-cell>
          <table:table-cell table:style-name="ce1" office:value-type="string">
            <text:p>propositioncui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orientationscovs58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orientationscovs58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orientationscovs58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etatpdo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ajaxstru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Propospdo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printCourrier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Propospdo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cours</text:p>
          </table:table-cell>
          <table:table-cell table:style-name="ce1" office:value-type="string">
            <text:p>contentieux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cours</text:p>
          </table:table-cell>
          <table:table-cell table:style-name="ce1" office:value-type="string">
            <text:p>gracieux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Relancesapr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Relancesapr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Relancesapres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3">
          <table:table-cell table:style-name="ce1" office:value-type="string">
            <text:p>Relancesapr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cohorte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impression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impression_cohorte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impressions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lancesnonrespectssanctionseps93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ndezvou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ajaxreffonct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filelink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impression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ndezvous</text:p>
          </table:table-cell>
          <table:table-cell table:style-name="ce2" office:value-type="string">
            <text:p>view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plage de da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Reorientationseps93</text:p>
          </table:table-cell>
          <table:table-cell table:style-name="ce2" office:value-type="string">
            <text:p>add</text:p>
          </table:table-cell>
          <table:table-cell table:style-name="ce2" office:value-type="string">
            <text:p>cre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4</text:p>
          </table:table-cell>
          <table:table-cell table:style-name="ce2" office:value-type="string">
            <text:p>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5</text:p>
          </table:table-cell>
          <table:table-cell table:style-name="ce2" office:value-type="string">
            <text:p>edit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Reorientationseps96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read</text:p>
          </table:table-cell>
          <table:table-cell table:style-name="ce2" office:value-type="string">
            <text:p>read', FIXME: index_encours -&gt; actions edit et delete (Default2) ... une cohorte en même temps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Ressource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ssource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ssources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Ressources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deleteNonrespectcer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exportcsv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nonrespectcer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selectionnoninscrits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anctionseps58</text:p>
          </table:table-cell>
          <table:table-cell table:style-name="ce1" office:value-type="string">
            <text:p>selectionradies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gnalementseps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gnalementseps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gnalementseps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tuationsdossiersrsa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ituationsdossiersrsa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ivis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ivisinstruc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ivisinstruction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spensionscui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spensionscui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spensionscui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Suspensionscui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cre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Traitementspcgs66</text:p>
          </table:table-cell>
          <table:table-cell table:style-name="ce2" office:value-type="string">
            <text:p>ajaxfiledelete</text:p>
          </table:table-cell>
          <table:table-cell table:style-name="ce2" office:value-type="string">
            <text:p>dele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raitementspcgs66</text:p>
          </table:table-cell>
          <table:table-cell table:style-name="ce2" office:value-type="string">
            <text:p>ajaxfileupload</text:p>
          </table:table-cell>
          <table:table-cell table:style-name="ce2" office:value-type="string">
            <text:p>update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>
            <text:p>Traitementspcgs66</text:p>
          </table:table-cell>
          <table:table-cell table:style-name="ce2" office:value-type="string">
            <text:p>ajaxpiece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cancel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clore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decision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dele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deverseDO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Traitementspcgs66</text:p>
          </table:table-cell>
          <table:table-cell table:style-name="ce2" office:value-type="string">
            <text:p>download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edit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2" office:value-type="string">
            <text:p>Traitementspcgs66</text:p>
          </table:table-cell>
          <table:table-cell table:style-name="ce2" office:value-type="string">
            <text:p>fileview</text:p>
          </table:table-cell>
          <table:table-cell table:style-name="ce2" office:value-type="string">
            <text:p>read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printFicheCalcul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printModeleCourrier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reverseDO</text:p>
          </table:table-cell>
          <table:table-cell table:style-name="ce1" office:value-type="string">
            <text:p>updat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string">
            <text:p>Traitementspcgs66</text:p>
          </table:table-cell>
          <table:table-cell table:style-name="ce1" office:value-type="string">
            <text:p>view</text:p>
          </table:table-cell>
          <table:table-cell table:style-name="ce1" office:value-type="string">
            <text:p>read</text:p>
          </table:table-cell>
          <table:table-cell table:style-name="ce1"/>
          <table:table-cell table:number-columns-repeated="1020"/>
        </table:table-row>
        <table:table-row table:style-name="ro1" table:number-rows-repeated="10481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fo:background-color="#e6e6ff" style:rotation-angle="0" style:vertical-justify="auto"/>
      <style:paragraph-properties css3t:text-justify="auto"/>
      <style:text-properties fo:font-size="10pt" fo:font-style="normal" fo:font-weight="normal" style:font-weight-asian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9T10:05:30</meta:creation-date>
    <dc:date>2012-12-31T15:48:15</dc:date>
    <meta:editing-duration>P1DT42M59S</meta:editing-duration>
    <meta:editing-cycles>290</meta:editing-cycles>
    <meta:generator>LibreOffice/3.5$Linux_X86_64 LibreOffice_project/350m1$Build-2</meta:generator>
    <meta:document-statistic meta:table-count="2" meta:cell-count="1311" meta:object-count="0"/>
  </office:meta>
</office:document-meta>
</file>